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5.683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5.433cm"/>
    </style:style>
    <style:style style:name="co25" style:family="table-column">
      <style:table-column-properties fo:break-before="auto" style:column-width="2.355cm"/>
    </style:style>
    <style:style style:name="co26" style:family="table-column">
      <style:table-column-properties fo:break-before="auto" style:column-width="11.271cm"/>
    </style:style>
    <style:style style:name="co27" style:family="table-column">
      <style:table-column-properties fo:break-before="auto" style:column-width="3.794cm"/>
    </style:style>
    <style:style style:name="co28" style:family="table-column">
      <style:table-column-properties fo:break-before="auto" style:column-width="4.152cm"/>
    </style:style>
    <style:style style:name="co29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240" table:default-cell-style-name="ce3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SimpleFile.php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table:number-columns-repeated="16"/>
          <table:table-cell table:number-columns-repeated="240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 office:value-type="string">
            <text:p>SFI_TAB_FILE</text:p>
          </table:table-cell>
          <table:table-cell table:style-name="ce18" office:value-type="string">
            <text:p>Cadre 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8" table:formula="oooc:=[.H8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</text:p>
          </table:table-cell>
          <table:table-cell table:style-name="ce14" table:formula="oooc:=[.B9]" office:value-type="string" office:string-value="SFI_FR_FILE">
            <text:p>SFI_FR_FILE</text:p>
          </table:table-cell>
          <table:table-cell table:style-name="ce14" office:value-type="string">
            <text:p>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ooc:=[.H9]+10" office:value-type="float" office:value="30">
            <text:p>3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2" office:value-type="string">
            <text:p>Descrip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table:formula="oooc:=[.H10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 table:formula="oooc:=[.B11]" office:value-type="string" office:string-value="SFI_TAB_DESC">
            <text:p>SFI_TAB_DESC</text:p>
          </table:table-cell>
          <table:table-cell table:style-name="ce18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7" table:formula="oooc:=[.H11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DFFI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PDF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ooc:=[.H12]+10" office:value-type="float" office:value="60">
            <text:p>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convertVaultFile(SFI_FILE,pdf)</text:p>
          </table:table-cell>
          <table:table-cell table:style-name="ce14" table:number-columns-repeated="2"/>
          <table:table-cell table:style-name="ce14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 du fichier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ooc:=[.H13]+10" office:value-type="float" office:value="70">
            <text:p>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W</text:p>
          </table:table-cell>
          <table:table-cell table:style-name="ce14" office:value-type="string">
            <text:p>SFI_FRDESC</text:p>
          </table:table-cell>
          <table:table-cell table:style-name="ce15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ooc:=[.H14]+10" office:value-type="float" office:value="80">
            <text:p>80</text:p>
          </table:table-cell>
          <table:table-cell table:style-name="ce14" office:value-type="string">
            <text:p>O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SUBJEC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suje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text</text:p>
          </table:table-cell>
          <table:table-cell table:style-name="ce14" table:formula="oooc:=[.H15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KEYWORD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ots-clés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ooc:=[.H16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DESCRIP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résumé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4" table:formula="oooc:=[.H17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SHOR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cour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ooc:=[.H18]+10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ooc:=[.H19]+10" office:value-type="float" office:value="130">
            <text:p>13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SY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systèm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ooc:=[.H20]+10" office:value-type="float" office:value="140">
            <text:p>14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IC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icon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ooc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SIZ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a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uble</text:p>
          </table:table-cell>
          <table:table-cell table:style-name="ce14" table:formula="oooc:=[.H22]+10" office:value-type="float" office:value="160">
            <text:p>16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THUMB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inia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ooc:=[.H23]+10" office:value-type="float" office:value="170">
            <text:p>1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INEDI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fichier en édition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ooc:=[.H24]+10" office:value-type="float" office:value="180">
            <text:p>180</text:p>
          </table:table-cell>
          <table:table-cell table:style-name="ce14" office:value-type="string">
            <text:p>H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VERS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vers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ooc:=[.H25]+10" office:value-type="float" office:value="190">
            <text:p>19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9" table:number-columns-repeated="16"/>
          <table:table-cell table:number-columns-repeated="24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0" table:default-cell-style-name="ce3"/>
        <table:table-column table:style-name="co2" table:default-cell-style-name="ce3"/>
        <table:table-column table:style-name="co27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8" table:default-cell-style-name="ce3"/>
        <table:table-column table:style-name="co1" table:number-columns-repeated="16" table:default-cell-style-name="ce3"/>
        <table:table-column table:style-name="co29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4/04/2009</text:date>, <text:time>12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space" style:display-name="PageStyle_workspac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mple_20_file" style:display-name="PageStyle_simple file" style:page-layout-name="pm5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ata" style:display-name="PageStyle_data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9-04T16:33:34</meta:creation-date>
    <dc:date>2009-04-24T12:48:46</dc:date>
    <meta:editing-cycles>15</meta:editing-cycles>
    <meta:editing-duration>PT4H15M20S</meta:editing-duration>
    <meta:user-defined meta:name="Info 1"/>
    <meta:user-defined meta:name="Info 2"/>
    <meta:user-defined meta:name="Info 3"/>
    <meta:user-defined meta:name="Info 4"/>
    <meta:document-statistic meta:table-count="4" meta:cell-count="646"/>
  </office:meta>
</office:document-meta>
</file>